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7.6mm" svg:height="116.61mm" svg:x="294.34mm" svg:y="5.05mm">
            <draw:object draw:notify-on-update-of-ranges="Sheet1.A2:Sheet1.A22 Sheet1.B2:Sheet1.B22 Sheet1.C2:Sheet1.C22 Sheet1.D2:Sheet1.D22 Sheet1.L2:Sheet1.L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utilization_level</text:p>
          </table:table-cell>
          <table:table-cell office:value-type="string" calcext:value-type="string">
            <text:p>ilp_percent_schedulable</text:p>
          </table:table-cell>
          <table:table-cell office:value-type="string" calcext:value-type="string">
            <text:p>wf_percent_schedulable</text:p>
          </table:table-cell>
          <table:table-cell office:value-type="string" calcext:value-type="string">
            <text:p>ffbb_percent_schedulable</text:p>
          </table:table-cell>
          <table:table-cell office:value-type="string" calcext:value-type="string">
            <text:p>ilp_total_time_seconds</text:p>
          </table:table-cell>
          <table:table-cell office:value-type="string" calcext:value-type="string">
            <text:p>wf_total_time_seconds</text:p>
          </table:table-cell>
          <table:table-cell office:value-type="string" calcext:value-type="string">
            <text:p>ffbb_total_time_seconds</text:p>
          </table:table-cell>
          <table:table-cell office:value-type="string" calcext:value-type="string">
            <text:p>ilp_average_time_seconds</text:p>
          </table:table-cell>
          <table:table-cell office:value-type="string" calcext:value-type="string">
            <text:p>wf_average_time_seconds</text:p>
          </table:table-cell>
          <table:table-cell office:value-type="string" calcext:value-type="string">
            <text:p>ffbb_average_time_seconds</text:p>
          </table:table-cell>
          <table:table-cell/>
          <table:table-cell office:value-type="string" calcext:value-type="string">
            <text:p>FFBB - P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7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3.0938700709985" calcext:value-type="float">
            <text:p>23.0938700709985</text:p>
          </table:table-cell>
          <table:table-cell office:value-type="float" office:value="0.458929000000001" calcext:value-type="float">
            <text:p>0.458929000000001</text:p>
          </table:table-cell>
          <table:table-cell office:value-type="float" office:value="2.368835" calcext:value-type="float">
            <text:p>2.368835</text:p>
          </table:table-cell>
          <table:table-cell office:value-type="float" office:value="0.0230938700709985" calcext:value-type="float">
            <text:p>0.023093870070999</text:p>
          </table:table-cell>
          <table:table-cell office:value-type="float" office:value="0.000458929000000001" calcext:value-type="float">
            <text:p>0.000458929</text:p>
          </table:table-cell>
          <table:table-cell office:value-type="float" office:value="0.002368835" calcext:value-type="float">
            <text:p>0.002368835</text:p>
          </table:table-cell>
          <table:table-cell/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7.4340683589912" calcext:value-type="float">
            <text:p>27.4340683589912</text:p>
          </table:table-cell>
          <table:table-cell office:value-type="float" office:value="0.455206" calcext:value-type="float">
            <text:p>0.455206</text:p>
          </table:table-cell>
          <table:table-cell office:value-type="float" office:value="3.397247" calcext:value-type="float">
            <text:p>3.397247</text:p>
          </table:table-cell>
          <table:table-cell office:value-type="float" office:value="0.0274340683589912" calcext:value-type="float">
            <text:p>0.027434068358991</text:p>
          </table:table-cell>
          <table:table-cell office:value-type="float" office:value="0.000455206" calcext:value-type="float">
            <text:p>0.000455206</text:p>
          </table:table-cell>
          <table:table-cell office:value-type="float" office:value="0.003397247" calcext:value-type="float">
            <text:p>0.003397247</text:p>
          </table:table-cell>
          <table:table-cell/>
          <table:table-cell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7.3083802969995" calcext:value-type="float">
            <text:p>27.3083802969995</text:p>
          </table:table-cell>
          <table:table-cell office:value-type="float" office:value="0.491118" calcext:value-type="float">
            <text:p>0.491118</text:p>
          </table:table-cell>
          <table:table-cell office:value-type="float" office:value="4.208605" calcext:value-type="float">
            <text:p>4.208605</text:p>
          </table:table-cell>
          <table:table-cell office:value-type="float" office:value="0.0273083802969995" calcext:value-type="float">
            <text:p>0.027308380297</text:p>
          </table:table-cell>
          <table:table-cell office:value-type="float" office:value="0.000491118" calcext:value-type="float">
            <text:p>0.000491118</text:p>
          </table:table-cell>
          <table:table-cell office:value-type="float" office:value="0.004208605" calcext:value-type="float">
            <text:p>0.004208605</text:p>
          </table:table-cell>
          <table:table-cell/>
          <table:table-cell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8.0229560450007" calcext:value-type="float">
            <text:p>28.0229560450007</text:p>
          </table:table-cell>
          <table:table-cell office:value-type="float" office:value="0.488505" calcext:value-type="float">
            <text:p>0.488505</text:p>
          </table:table-cell>
          <table:table-cell office:value-type="float" office:value="4.956092" calcext:value-type="float">
            <text:p>4.956092</text:p>
          </table:table-cell>
          <table:table-cell office:value-type="float" office:value="0.0280229560450007" calcext:value-type="float">
            <text:p>0.028022956045001</text:p>
          </table:table-cell>
          <table:table-cell office:value-type="float" office:value="0.000488505" calcext:value-type="float">
            <text:p>0.000488505</text:p>
          </table:table-cell>
          <table:table-cell office:value-type="float" office:value="0.004956092" calcext:value-type="float">
            <text:p>0.004956092</text:p>
          </table:table-cell>
          <table:table-cell/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7.9028510200033" calcext:value-type="float">
            <text:p>27.9028510200033</text:p>
          </table:table-cell>
          <table:table-cell office:value-type="float" office:value="0.475416" calcext:value-type="float">
            <text:p>0.475416</text:p>
          </table:table-cell>
          <table:table-cell office:value-type="float" office:value="5.779134" calcext:value-type="float">
            <text:p>5.779134</text:p>
          </table:table-cell>
          <table:table-cell office:value-type="float" office:value="0.0279028510200033" calcext:value-type="float">
            <text:p>0.027902851020003</text:p>
          </table:table-cell>
          <table:table-cell office:value-type="float" office:value="0.000475416" calcext:value-type="float">
            <text:p>0.000475416</text:p>
          </table:table-cell>
          <table:table-cell office:value-type="float" office:value="0.005779134" calcext:value-type="float">
            <text:p>0.005779134</text:p>
          </table:table-cell>
          <table:table-cell/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99.9" calcext:value-type="float">
            <text:p>99.9</text:p>
          </table:table-cell>
          <table:table-cell office:value-type="float" office:value="27.8500552679993" calcext:value-type="float">
            <text:p>27.8500552679993</text:p>
          </table:table-cell>
          <table:table-cell office:value-type="float" office:value="0.463835000000001" calcext:value-type="float">
            <text:p>0.463835000000001</text:p>
          </table:table-cell>
          <table:table-cell office:value-type="float" office:value="6.440203" calcext:value-type="float">
            <text:p>6.440203</text:p>
          </table:table-cell>
          <table:table-cell office:value-type="float" office:value="0.0278500552679993" calcext:value-type="float">
            <text:p>0.027850055267999</text:p>
          </table:table-cell>
          <table:table-cell office:value-type="float" office:value="0.000463835000000001" calcext:value-type="float">
            <text:p>0.000463835</text:p>
          </table:table-cell>
          <table:table-cell office:value-type="float" office:value="0.006440203" calcext:value-type="float">
            <text:p>0.006440203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3" office:value-type="float" office:value="99.6" calcext:value-type="float">
            <text:p>99.6</text:p>
          </table:table-cell>
          <table:table-cell office:value-type="float" office:value="28.2518388140102" calcext:value-type="float">
            <text:p>28.2518388140102</text:p>
          </table:table-cell>
          <table:table-cell office:value-type="float" office:value="0.461015000000001" calcext:value-type="float">
            <text:p>0.461015000000001</text:p>
          </table:table-cell>
          <table:table-cell office:value-type="float" office:value="7.07923899999999" calcext:value-type="float">
            <text:p>7.07923899999999</text:p>
          </table:table-cell>
          <table:table-cell office:value-type="float" office:value="0.0282518388140102" calcext:value-type="float">
            <text:p>0.02825183881401</text:p>
          </table:table-cell>
          <table:table-cell office:value-type="float" office:value="0.000461015000000001" calcext:value-type="float">
            <text:p>0.000461015</text:p>
          </table:table-cell>
          <table:table-cell office:value-type="float" office:value="0.00707923899999999" calcext:value-type="float">
            <text:p>0.007079239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36.747778962992" calcext:value-type="float">
            <text:p>36.747778962992</text:p>
          </table:table-cell>
          <table:table-cell office:value-type="float" office:value="0.467792" calcext:value-type="float">
            <text:p>0.467792</text:p>
          </table:table-cell>
          <table:table-cell office:value-type="float" office:value="7.55497500000001" calcext:value-type="float">
            <text:p>7.55497500000001</text:p>
          </table:table-cell>
          <table:table-cell office:value-type="float" office:value="0.036747778962992" calcext:value-type="float">
            <text:p>0.036747778962992</text:p>
          </table:table-cell>
          <table:table-cell office:value-type="float" office:value="0.000467792" calcext:value-type="float">
            <text:p>0.000467792</text:p>
          </table:table-cell>
          <table:table-cell office:value-type="float" office:value="0.00755497500000001" calcext:value-type="float">
            <text:p>0.007554975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3" office:value-type="float" office:value="91.3" calcext:value-type="float">
            <text:p>91.3</text:p>
          </table:table-cell>
          <table:table-cell office:value-type="float" office:value="83.4886333119939" calcext:value-type="float">
            <text:p>83.4886333119939</text:p>
          </table:table-cell>
          <table:table-cell office:value-type="float" office:value="0.468444" calcext:value-type="float">
            <text:p>0.468444</text:p>
          </table:table-cell>
          <table:table-cell office:value-type="float" office:value="7.624178" calcext:value-type="float">
            <text:p>7.624178</text:p>
          </table:table-cell>
          <table:table-cell office:value-type="float" office:value="0.0834886333119939" calcext:value-type="float">
            <text:p>0.083488633311994</text:p>
          </table:table-cell>
          <table:table-cell office:value-type="float" office:value="0.000468444" calcext:value-type="float">
            <text:p>0.000468444</text:p>
          </table:table-cell>
          <table:table-cell office:value-type="float" office:value="0.007624178" calcext:value-type="float">
            <text:p>0.007624178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76.2" calcext:value-type="float">
            <text:p>76.2</text:p>
          </table:table-cell>
          <table:table-cell office:value-type="float" office:value="199.608310858004" calcext:value-type="float">
            <text:p>199.608310858004</text:p>
          </table:table-cell>
          <table:table-cell office:value-type="float" office:value="0.452754" calcext:value-type="float">
            <text:p>0.452754</text:p>
          </table:table-cell>
          <table:table-cell office:value-type="float" office:value="7.83893500000001" calcext:value-type="float">
            <text:p>7.83893500000001</text:p>
          </table:table-cell>
          <table:table-cell office:value-type="float" office:value="0.199608310858004" calcext:value-type="float">
            <text:p>0.199608310858004</text:p>
          </table:table-cell>
          <table:table-cell office:value-type="float" office:value="0.000452754" calcext:value-type="float">
            <text:p>0.000452754</text:p>
          </table:table-cell>
          <table:table-cell office:value-type="float" office:value="0.007838935" calcext:value-type="float">
            <text:p>0.007838935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3" office:value-type="float" office:value="51.8" calcext:value-type="float">
            <text:p>51.8</text:p>
          </table:table-cell>
          <table:table-cell office:value-type="float" office:value="400.811825288997" calcext:value-type="float">
            <text:p>400.811825288997</text:p>
          </table:table-cell>
          <table:table-cell office:value-type="float" office:value="0.47327" calcext:value-type="float">
            <text:p>0.47327</text:p>
          </table:table-cell>
          <table:table-cell office:value-type="float" office:value="7.8489" calcext:value-type="float">
            <text:p>7.8489</text:p>
          </table:table-cell>
          <table:table-cell office:value-type="float" office:value="0.400811825288997" calcext:value-type="float">
            <text:p>0.400811825288997</text:p>
          </table:table-cell>
          <table:table-cell office:value-type="float" office:value="0.00047327" calcext:value-type="float">
            <text:p>0.00047327</text:p>
          </table:table-cell>
          <table:table-cell office:value-type="float" office:value="0.0078489" calcext:value-type="float">
            <text:p>0.0078489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28.5" calcext:value-type="float">
            <text:p>28.5</text:p>
          </table:table-cell>
          <table:table-cell office:value-type="float" office:value="457.566183179988" calcext:value-type="float">
            <text:p>457.566183179988</text:p>
          </table:table-cell>
          <table:table-cell office:value-type="float" office:value="0.508192" calcext:value-type="float">
            <text:p>0.508192</text:p>
          </table:table-cell>
          <table:table-cell office:value-type="float" office:value="7.799285" calcext:value-type="float">
            <text:p>7.799285</text:p>
          </table:table-cell>
          <table:table-cell office:value-type="float" office:value="0.457566183179988" calcext:value-type="float">
            <text:p>0.457566183179988</text:p>
          </table:table-cell>
          <table:table-cell office:value-type="float" office:value="0.000508192" calcext:value-type="float">
            <text:p>0.000508192</text:p>
          </table:table-cell>
          <table:table-cell office:value-type="float" office:value="0.007799285" calcext:value-type="float">
            <text:p>0.00779928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3" office:value-type="float" office:value="13.7" calcext:value-type="float">
            <text:p>13.7</text:p>
          </table:table-cell>
          <table:table-cell office:value-type="float" office:value="479.154431378986" calcext:value-type="float">
            <text:p>479.154431378986</text:p>
          </table:table-cell>
          <table:table-cell office:value-type="float" office:value="0.526292" calcext:value-type="float">
            <text:p>0.526292</text:p>
          </table:table-cell>
          <table:table-cell office:value-type="float" office:value="7.96196599999999" calcext:value-type="float">
            <text:p>7.96196599999999</text:p>
          </table:table-cell>
          <table:table-cell office:value-type="float" office:value="0.479154431378986" calcext:value-type="float">
            <text:p>0.479154431378986</text:p>
          </table:table-cell>
          <table:table-cell office:value-type="float" office:value="0.000526292" calcext:value-type="float">
            <text:p>0.000526292</text:p>
          </table:table-cell>
          <table:table-cell office:value-type="float" office:value="0.00796196599999999" calcext:value-type="float">
            <text:p>0.00796196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3" office:value-type="float" office:value="5.2" calcext:value-type="float">
            <text:p>5.2</text:p>
          </table:table-cell>
          <table:table-cell office:value-type="float" office:value="324.886065137028" calcext:value-type="float">
            <text:p>324.886065137028</text:p>
          </table:table-cell>
          <table:table-cell office:value-type="float" office:value="0.444461" calcext:value-type="float">
            <text:p>0.444461</text:p>
          </table:table-cell>
          <table:table-cell office:value-type="float" office:value="7.870752" calcext:value-type="float">
            <text:p>7.870752</text:p>
          </table:table-cell>
          <table:table-cell office:value-type="float" office:value="0.324886065137028" calcext:value-type="float">
            <text:p>0.324886065137028</text:p>
          </table:table-cell>
          <table:table-cell office:value-type="float" office:value="0.000444461" calcext:value-type="float">
            <text:p>0.000444461</text:p>
          </table:table-cell>
          <table:table-cell office:value-type="float" office:value="0.007870752" calcext:value-type="float">
            <text:p>0.007870752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4.910552152009" calcext:value-type="float">
            <text:p>214.910552152009</text:p>
          </table:table-cell>
          <table:table-cell office:value-type="float" office:value="0.411115" calcext:value-type="float">
            <text:p>0.411115</text:p>
          </table:table-cell>
          <table:table-cell office:value-type="float" office:value="7.78516399999999" calcext:value-type="float">
            <text:p>7.78516399999999</text:p>
          </table:table-cell>
          <table:table-cell office:value-type="float" office:value="0.214910552152009" calcext:value-type="float">
            <text:p>0.214910552152009</text:p>
          </table:table-cell>
          <table:table-cell office:value-type="float" office:value="0.000411115" calcext:value-type="float">
            <text:p>0.000411115</text:p>
          </table:table-cell>
          <table:table-cell office:value-type="float" office:value="0.00778516399999999" calcext:value-type="float">
            <text:p>0.007785164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94.5943109560048" calcext:value-type="float">
            <text:p>94.5943109560048</text:p>
          </table:table-cell>
          <table:table-cell office:value-type="float" office:value="0.417326" calcext:value-type="float">
            <text:p>0.417326</text:p>
          </table:table-cell>
          <table:table-cell office:value-type="float" office:value="7.754663" calcext:value-type="float">
            <text:p>7.754663</text:p>
          </table:table-cell>
          <table:table-cell office:value-type="float" office:value="0.0945943109560048" calcext:value-type="float">
            <text:p>0.094594310956005</text:p>
          </table:table-cell>
          <table:table-cell office:value-type="float" office:value="0.000417326" calcext:value-type="float">
            <text:p>0.000417326</text:p>
          </table:table-cell>
          <table:table-cell office:value-type="float" office:value="0.007754663" calcext:value-type="float">
            <text:p>0.007754663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65.3588764529923" calcext:value-type="float">
            <text:p>65.3588764529923</text:p>
          </table:table-cell>
          <table:table-cell office:value-type="float" office:value="0.399956" calcext:value-type="float">
            <text:p>0.399956</text:p>
          </table:table-cell>
          <table:table-cell office:value-type="float" office:value="7.46926600000001" calcext:value-type="float">
            <text:p>7.46926600000001</text:p>
          </table:table-cell>
          <table:table-cell office:value-type="float" office:value="0.0653588764529923" calcext:value-type="float">
            <text:p>0.065358876452992</text:p>
          </table:table-cell>
          <table:table-cell office:value-type="float" office:value="0.000399956" calcext:value-type="float">
            <text:p>0.000399956</text:p>
          </table:table-cell>
          <table:table-cell office:value-type="float" office:value="0.00746926600000001" calcext:value-type="float">
            <text:p>0.007469266</text:p>
          </table:table-cell>
          <table:table-cell/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8047450480108" calcext:value-type="float">
            <text:p>51.8047450480108</text:p>
          </table:table-cell>
          <table:table-cell office:value-type="float" office:value="0.406236999999999" calcext:value-type="float">
            <text:p>0.406236999999999</text:p>
          </table:table-cell>
          <table:table-cell office:value-type="float" office:value="7.240135" calcext:value-type="float">
            <text:p>7.240135</text:p>
          </table:table-cell>
          <table:table-cell office:value-type="float" office:value="0.0518047450480108" calcext:value-type="float">
            <text:p>0.051804745048011</text:p>
          </table:table-cell>
          <table:table-cell office:value-type="float" office:value="0.000406236999999999" calcext:value-type="float">
            <text:p>0.000406237</text:p>
          </table:table-cell>
          <table:table-cell office:value-type="float" office:value="0.007240135" calcext:value-type="float">
            <text:p>0.007240135</text:p>
          </table:table-cell>
          <table:table-cell/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2139479069856" calcext:value-type="float">
            <text:p>41.2139479069856</text:p>
          </table:table-cell>
          <table:table-cell office:value-type="float" office:value="0.409525" calcext:value-type="float">
            <text:p>0.409525</text:p>
          </table:table-cell>
          <table:table-cell office:value-type="float" office:value="6.97640800000001" calcext:value-type="float">
            <text:p>6.97640800000001</text:p>
          </table:table-cell>
          <table:table-cell office:value-type="float" office:value="0.0412139479069856" calcext:value-type="float">
            <text:p>0.041213947906986</text:p>
          </table:table-cell>
          <table:table-cell office:value-type="float" office:value="0.000409525" calcext:value-type="float">
            <text:p>0.000409525</text:p>
          </table:table-cell>
          <table:table-cell office:value-type="float" office:value="0.006976408" calcext:value-type="float">
            <text:p>0.006976408</text:p>
          </table:table-cell>
          <table:table-cell/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949951359895" calcext:value-type="float">
            <text:p>29.4949951359895</text:p>
          </table:table-cell>
          <table:table-cell office:value-type="float" office:value="0.400022999999999" calcext:value-type="float">
            <text:p>0.400022999999999</text:p>
          </table:table-cell>
          <table:table-cell office:value-type="float" office:value="6.370001" calcext:value-type="float">
            <text:p>6.370001</text:p>
          </table:table-cell>
          <table:table-cell office:value-type="float" office:value="0.0294949951359895" calcext:value-type="float">
            <text:p>0.02949499513599</text:p>
          </table:table-cell>
          <table:table-cell office:value-type="float" office:value="0.000400022999999999" calcext:value-type="float">
            <text:p>0.000400023</text:p>
          </table:table-cell>
          <table:table-cell office:value-type="float" office:value="0.006370001" calcext:value-type="float">
            <text:p>0.00637000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UM([.E3:.E22])" office:value-type="float" office:value="2669.50467564398" calcext:value-type="float">
            <text:p>2669.50467564398</text:p>
          </table:table-cell>
          <table:table-cell table:formula="of:=[.E23]/3600" office:value-type="float" office:value="0.741529076567773" calcext:value-type="float">
            <text:p>0.74152907656777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00-00-00</text:date>, <text:time style:data-style-name="N2" text:time-value="10:55:22.590245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0:50:38.832489122</meta:creation-date>
    <dc:date>2020-04-06T11:00:44.343775978</dc:date>
    <meta:editing-duration>P4DT4H53M7S</meta:editing-duration>
    <meta:editing-cycles>13</meta:editing-cycles>
    <meta:generator>LibreOffice/6.0.7.3$Linux_X86_64 LibreOffice_project/00m0$Build-3</meta:generator>
    <meta:document-statistic meta:table-count="1" meta:cell-count="23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origin="0" chart:interval-major="10" chart:interval-minor-divisor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09600" draw:fill-color="#a096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1b75bc" draw:fill-color="#1b75b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61cm" svg:height="11.662cm" xlink:href=".." xlink:type="simple" chart:class="chart:line" chart:style-name="ch1">
        <chart:legend chart:legend-position="top" svg:x="4.329cm" svg:y="0.185cm" style:legend-expansion="wide" chart:style-name="ch2"/>
        <chart:plot-area chart:style-name="ch3" table:cell-range-address="Sheet1.A2:Sheet1.D22 Sheet1.L2:Sheet1.L22" chart:data-source-has-labels="both" svg:x="1.242cm" svg:y="0.8cm" svg:width="18.92cm" svg:height="9.715cm">
          <chartooo:coordinate-region svg:x="2.049cm" svg:y="0.999cm" svg:width="18.019cm" svg:height="8.869cm"/>
          <chart:axis chart:dimension="x" chart:name="primary-x" chart:style-name="ch4" chartooo:axis-type="auto">
            <chartooo:date-scale/>
            <chart:title svg:x="9.494cm" svg:y="10.748cm" chart:style-name="ch5">
              <text:p>Utilization Level</text:p>
            </chart:title>
            <chart:categories table:cell-range-address="Sheet1.A2:Sheet1.A22"/>
            <chart:grid chart:style-name="ch6" chart:class="major"/>
          </chart:axis>
          <chart:axis chart:dimension="y" chart:name="primary-y" chart:style-name="ch7">
            <chart:title svg:x="0.267cm" svg:y="7.024cm" chart:style-name="ch8">
              <text:p>Schedulability (%)</text:p>
            </chart:title>
            <chart:grid chart:style-name="ch6" chart:class="major"/>
          </chart:axis>
          <chart:series chart:style-name="ch9" chart:values-cell-range-address="Sheet1.B2:Sheet1.B22" loext:label-string="&quot;ILP&quot;" chart:class="chart:line">
            <chart:data-point chart:repeated="21"/>
          </chart:series>
          <chart:series chart:style-name="ch10" chart:values-cell-range-address="Sheet1.C2:Sheet1.C22" loext:label-string="&quot;WF&quot;" chart:class="chart:line">
            <chart:data-point chart:repeated="21"/>
          </chart:series>
          <chart:series chart:style-name="ch11" chart:values-cell-range-address="Sheet1.D2:Sheet1.D22" loext:label-string="&quot;FFBB&quot;" chart:class="chart:line">
            <chart:data-point chart:repeated="21"/>
          </chart:series>
          <chart:series chart:style-name="ch12" chart:values-cell-range-address="Sheet1.L2:Sheet1.L22" loext:label-string="&quot;FFBB - Paper 1&quot;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P</text:p>
              </table:table-cell>
              <table:table-cell office:value-type="string">
                <text:p>WF</text:p>
              </table:table-cell>
              <table:table-cell office:value-type="string">
                <text:p>FFBB</text:p>
              </table:table-cell>
              <table:table-cell office:value-type="string">
                <text:p>FFBB - Paper 1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00">
                <text:p>100</text:p>
                <draw:g>
                  <svg:desc>Sheet1.B2:Sheet1.B22</svg:desc>
                </draw:g>
              </table:table-cell>
              <table:table-cell office:value-type="float" office:value="100">
                <text:p>100</text:p>
                <draw:g>
                  <svg:desc>Sheet1.C2:Sheet1.C22</svg:desc>
                </draw:g>
              </table:table-cell>
              <table:table-cell office:value-type="float" office:value="100">
                <text:p>100</text:p>
                <draw:g>
                  <svg:desc>Sheet1.D2:Sheet1.D22</svg:desc>
                </draw:g>
              </table:table-cell>
              <table:table-cell office:value-type="float" office:value="100">
                <text:p>100</text:p>
                <draw:g>
                  <svg:desc>Sheet1.L2:Sheet1.L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8">
                <text:p>99.9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4">
                <text:p>99.9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2">
                <text:p>99.9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99.6">
                <text:p>99.6</text:p>
              </table:table-cell>
              <table:table-cell office:value-type="float" office:value="99.6">
                <text:p>99.6</text:p>
              </table:table-cell>
              <table:table-cell office:value-type="float" office:value="99.6">
                <text:p>99.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91.3">
                <text:p>91.3</text:p>
              </table:table-cell>
              <table:table-cell office:value-type="float" office:value="91.3">
                <text:p>91.3</text:p>
              </table:table-cell>
              <table:table-cell office:value-type="float" office:value="91.3">
                <text:p>91.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6.2">
                <text:p>76.2</text:p>
              </table:table-cell>
              <table:table-cell office:value-type="float" office:value="76.2">
                <text:p>76.2</text:p>
              </table:table-cell>
              <table:table-cell office:value-type="float" office:value="76.2">
                <text:p>76.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51.8">
                <text:p>51.8</text:p>
              </table:table-cell>
              <table:table-cell office:value-type="float" office:value="51.8">
                <text:p>51.8</text:p>
              </table:table-cell>
              <table:table-cell office:value-type="float" office:value="51.8">
                <text:p>51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8.5">
                <text:p>28.5</text:p>
              </table:table-cell>
              <table:table-cell office:value-type="float" office:value="28.5">
                <text:p>28.5</text:p>
              </table:table-cell>
              <table:table-cell office:value-type="float" office:value="28.5">
                <text:p>28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3.7">
                <text:p>13.7</text:p>
              </table:table-cell>
              <table:table-cell office:value-type="float" office:value="13.7">
                <text:p>13.7</text:p>
              </table:table-cell>
              <table:table-cell office:value-type="float" office:value="13.7">
                <text:p>13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